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text-properties fo:color="#0000ff" style:font-name="Liberation Sans" fo:font-size="11pt" style:font-name-asian="Monospace" style:font-size-asian="11pt" style:font-name-complex="Monospace" style:font-size-complex="11pt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12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13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Mono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4" style:family="paragraph" style:parent-style-name="Table_20_Contents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000080" style:font-name="Liberation Sans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Sans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ff" style:font-name="Liberation Mono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4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5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8080" style:font-name="Monospace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4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5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36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8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39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40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1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42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3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4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46" style:family="paragraph" style:parent-style-name="Standard" style:list-style-name="L2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47" style:family="paragraph" style:parent-style-name="Standard" style:list-style-name="L2">
      <style:text-properties fo:color="#0000ff" style:font-name="Liberation Sans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1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2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3" style:family="text"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T4" style:family="text">
      <style:text-properties fo:color="#0000ff" style:font-name="Liberation Sans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6" style:family="text">
      <style:text-properties style:font-name="Liberation Sans" style:text-underline-style="none" fo:font-weight="normal" style:font-weight-asian="normal" style:font-weight-complex="normal"/>
    </style:style>
    <style:style style:name="T7" style:family="text">
      <style:text-properties style:font-name="Liberation Sans" style:text-underline-style="none" fo:font-weight="bold" style:font-name-asian="Monospace" style:font-weight-asian="bold" style:font-name-complex="Monospace" style:font-weight-complex="bold"/>
    </style:style>
    <style:style style:name="T8" style:family="text">
      <style:text-properties style:font-name="Liberation Sans" fo:font-weight="normal" style:font-weight-asian="normal" style:font-weight-complex="normal"/>
    </style:style>
    <style:style style:name="T9" style:family="text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Liberation Sans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style:font-name="Liberation Sans" style:font-name-asian="Monospace" style:font-name-complex="Monospac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style:font-name-asian="Monospace" style:font-name-complex="Monospace"/>
    </style:style>
    <style:style style:name="T15" style:family="text">
      <style:text-properties style:text-underline-style="none" fo:font-weight="bold" style:font-name-asian="Monospace" style:font-weight-asian="bold" style:font-name-complex="Monospace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name-asian="Monospace" style:font-weight-asian="bold" style:font-name-complex="Monospace" style:font-weight-complex="bold"/>
    </style:style>
    <style:style style:name="T20" style:family="text">
      <style:text-properties fo:color="#000080" style:font-name="Liberation Mono" fo:font-size="9pt" fo:font-weight="bold" style:font-size-asian="9pt" style:font-weight-asian="bold" style:font-size-complex="9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24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fo:font-style="italic" style:text-underline-style="none" style:font-size-asian="10.5pt" style:font-style-asian="italic" style:font-size-complex="10.5pt" style:font-style-complex="italic"/>
    </style:style>
    <style:style style:name="T28" style:family="text">
      <style:text-properties fo:font-size="10pt" style:text-underline-style="none" style:font-size-asian="10pt" style:font-size-complex="10pt"/>
    </style:style>
    <style:style style:name="T29" style:family="text">
      <style:text-properties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3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5" style:family="text">
      <style:text-properties style:font-name-asian="Monospace" style:font-name-complex="Monospace"/>
    </style:style>
    <style:style style:name="T36" style:family="text">
      <style:text-properties style:font-name="Liberation Mono"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tack Class</text:p>
      <text:p text:style-name="P36"/>
      <text:p text:style-name="P5"><text:span text:style-name="T21">The Stack</text:span><text:span text:style-name="T8"> class is</text:span><text:span text:style-name="T9"> a general purpose container class. <text:s/>It implements the same methods as implemented by the PHP </text:span><text:span text:style-name="T26">SplStack</text:span><text:span text:style-name="T25"> built-in class</text:span><text:span text:style-name="T9">.</text:span></text:p>
      <text:p text:style-name="P3"/>
      <text:p text:style-name="P4">Design criteria and considerations</text:p>
      <text:p text:style-name="P1"/>
      <text:p text:style-name="P33">Among the design considerations for the Stack class are:</text:p>
      <text:p text:style-name="P1"/>
      <text:list xml:id="list1556444721" text:style-name="L1">
        <text:list-item>
          <text:p text:style-name="P42">The class calls <text:span text:style-name="T18">PrintU\FormatArray</text:span> to implement the <text:span text:style-name="T31">__toString()</text:span> method;</text:p>
        </text:list-item>
        <text:list-item>
          <text:p text:style-name="P42">The class calls <text:span text:style-name="T18">Stack\Exception</text:span> to notify the caller about an error situation;</text:p>
        </text:list-item>
        <text:list-item>
          <text:p text:style-name="P42">The class implements the <text:span text:style-name="T18">Countable</text:span>, <text:span text:style-name="T18">Iterator</text:span> and <text:span text:style-name="T18">ArrayAccess</text:span> interface.</text:p>
        </text:list-item>
      </text:list>
      <text:p text:style-name="P1"/>
      <text:p text:style-name="P2">Coding</text:p>
      <text:p text:style-name="P1"/>
      <text:p text:style-name="P1">The Stack class contains the following properties:</text:p>
      <text:p text:style-name="P1"/>
      <text:p text:style-name="P7">.<text:span text:style-name="T34">$stack</text:span></text:p>
      <text:p text:style-name="P12"/>
      <text:p text:style-name="P6">An array containing the stack elements.</text:p>
      <text:p text:style-name="P12"/>
      <text:p text:style-name="P11">$iteratorMode</text:p>
      <text:p text:style-name="P6"/>
      <text:p text:style-name="P8"><text:span text:style-name="T13">An integer containing one of</text:span><text:span text:style-name="T6"> </text:span><text:span text:style-name="T7">SplDoublyLinkedList::IT_MODE_KEEP</text:span><text:span text:style-name="T5"> or </text:span><text:span text:style-name="T7">SplDoublyLinkedList::IT_MODE_DELETE</text:span><text:span text:style-name="T5">.</text:span></text:p>
      <text:p text:style-name="P1"/>
      <text:p text:style-name="P1"/>
      <text:p text:style-name="Table_20_Contents"><text:span text:style-name="T1">The </text:span><text:span text:style-name="T2">Stack</text:span><text:span text:style-name="T1"> class contains the following methods. <text:s/></text:span></text:p>
      <text:p text:style-name="P1"/>
      <text:p text:style-name="P11">__construct</text:p>
      <text:p text:style-name="P6"/>
      <text:p text:style-name="P6">The class constructor:</text:p>
      <text:p text:style-name="P6"/>
      <text:p text:style-name="P18">/**</text:p>
      <text:p text:style-name="P19"><text:s/>* __construct</text:p>
      <text:p text:style-name="P19"><text:s/>*</text:p>
      <text:p text:style-name="P19"><text:s/>* Class constructor.</text:p>
      <text:p text:style-name="P19"><text:s/>* @return Stack class object</text:p>
      <text:p text:style-name="P19"><text:s/>*/</text:p>
      <text:p text:style-name="P19">public function __construct()</text:p>
      <text:p text:style-name="P19">{</text:p>
      <text:p text:style-name="P19"><text:tab/>$this-&gt;stack = array();</text:p>
      <text:p text:style-name="P29"><text:span text:style-name="T17"><text:tab/><text:tab/></text:span><text:span text:style-name="T36">$this-&gt;iteratorMode = \SplDoublyLinkedList::IT_MODE_LIFO |</text:span></text:p>
      <text:p text:style-name="P28"><text:tab/><text:tab/><text:tab/><text:tab/><text:tab/> <text:s/>\SplDoublyLinkedList::IT_MODE_KEEP;</text:p>
      <text:p text:style-name="P19">}</text:p>
      <text:p text:style-name="P15"/>
      <text:p text:style-name="P6"/>
      <text:p text:style-name="P6">The class constructor expects no parameters</text:p>
      <text:p text:style-name="P6"/>
      <text:p text:style-name="P11"><text:span text:style-name="T24">The class variable </text:span><text:span text:style-name="T28">$stack</text:span><text:span text:style-name="T24"> is initialized to an empty array and the class variable </text:span><text:span text:style-name="T28">$iteratorMode </text:span><text:span text:style-name="T24">is initialized to </text:span><text:span text:style-name="T28">SplDoublyLinkedList::IT_MODE_KEEP</text:span><text:span text:style-name="T24">.</text:span></text:p>
      <text:p text:style-name="P6"/>
      <text:p text:style-name="P6"><text:span text:style-name="T18">Note:</text:span> <text:s/><text:span text:style-name="T31">$iteratorMode</text:span> must also contain <text:span text:style-name="T10">\SplDoublyLinkedList::IT_MODE_LIFO</text:span><text:span text:style-name="T11"> , so it must be masked into </text:span><text:span text:style-name="T10">$iteratorMode</text:span><text:span text:style-name="T11"> anytime it is modified.</text:span></text:p>
      <text:p text:style-name="P6"/>
      <text:p text:style-name="P24"/>
      <text:p text:style-name="P11">bottom</text:p>
      <text:p text:style-name="P12"/>
      <text:p text:style-name="P6">Rewind the internal array pointer and return the first item pointed to.</text:p>
      <text:p text:style-name="P6"/>
      <text:p text:style-name="P17">/**</text:p>
      <text:p text:style-name="P16"><text:s/>* bottom</text:p>
      <text:p text:style-name="P16"><text:s/>*</text:p>
      <text:p text:style-name="P16"><text:s/>* Rewind the internal array pointer and return the first item pointed to</text:p>
      <text:p text:style-name="P16"><text:s/>* @return mixed $current = item pointed to following the rewind() operation</text:p>
      <text:p text:style-name="P16"><text:s/>* @throws Stack\Exception</text:p>
      <text:p text:style-name="P16"><text:s/>*/</text:p>
      <text:p text:style-name="P16">public function bottom()</text:p>
      <text:p text:style-name="P16">{</text:p>
      <text:p text:style-name="P16"><text:tab/>if (count($this-&gt;stack) == 0)</text:p>
      <text:p text:style-name="P16"><text:tab/>{</text:p>
      <text:p text:style-name="P16"><text:tab/><text:tab/>$this-&gt;throwException('EmptyStack');</text:p>
      <text:p text:style-name="P16"><text:tab/>}</text:p>
      <text:p text:style-name="P16"/>
      <text:p text:style-name="P16"><text:span text:style-name="T35"><text:tab/></text:span><text:span text:style-name="T35">$bottom </text:span><text:span text:style-name="T35">= </text:span><text:span text:style-name="T35">function</text:span><text:span text:style-name="T35">(</text:span><text:span text:style-name="T35">$stack</text:span><text:span text:style-name="T35">) { </text:span><text:span text:style-name="T35">return </text:span><text:span text:style-name="T35">array_shift(</text:span><text:span text:style-name="T35">$stack</text:span><text:span text:style-name="T35">); };</text:span></text:p>
      <text:p text:style-name="P28"><text:tab/><text:tab/>return $bottom($this-&gt;stack);</text:p>
      <text:p text:style-name="P16">}</text:p>
      <text:p text:style-name="P6"/>
      <text:p text:style-name="P6">If $stack is empty, a Library\Stack\Exception is thrown.</text:p>
      <text:p text:style-name="P6"/>
      <text:p text:style-name="P6">An <text:span text:style-name="T22">anonymous</text:span> function, <text:span text:style-name="T31">$bottom</text:span>, is created to accept an array as input and return the first element in the array, which is returned from the <text:span text:style-name="T31">bottom</text:span> method.</text:p>
      <text:p text:style-name="P6"/>
      <text:p text:style-name="P11">count</text:p>
      <text:p text:style-name="P6"/>
      <text:p text:style-name="P6">Return the number of elements contained in the stack.</text:p>
      <text:p text:style-name="P6"/>
      <text:p text:style-name="P17">/**</text:p>
      <text:p text:style-name="P16"><text:s/>* count.</text:p>
      <text:p text:style-name="P16"><text:s/>*</text:p>
      <text:p text:style-name="P16"><text:s/>* returns the number of elements in the stack</text:p>
      <text:p text:style-name="P16"><text:s/>* @return integer $count = number of elements in the stack</text:p>
      <text:p text:style-name="P16"><text:s/>*/</text:p>
      <text:p text:style-name="P16">public function count()</text:p>
      <text:p text:style-name="P16">{</text:p>
      <text:p text:style-name="P16"><text:tab/>return count($this-&gt;stack);</text:p>
      <text:p text:style-name="P16">}</text:p>
      <text:p text:style-name="P6"/>
      <text:p text:style-name="P6"/>
      <text:p text:style-name="P11">current</text:p>
      <text:p text:style-name="P6"/>
      <text:p text:style-name="P6">Return the current stack element.</text:p>
      <text:p text:style-name="P6"/>
      <text:p text:style-name="P17">/**</text:p>
      <text:p text:style-name="P28"><text:tab/> * current.</text:p>
      <text:p text:style-name="P28"><text:tab/> *</text:p>
      <text:p text:style-name="P28"><text:tab/> * Returns the current stack element.</text:p>
      <text:p text:style-name="P28"><text:tab/> * @return mixed $value = value of the next element in the stack</text:p>
      <text:p text:style-name="P28"><text:tab/> */</text:p>
      <text:p text:style-name="P28"><text:tab/>public function current()</text:p>
      <text:p text:style-name="P28"><text:tab/>{</text:p>
      <text:p text:style-name="P28"><text:tab/><text:tab/>return current($this-&gt;stack);</text:p>
      <text:p text:style-name="P28"><text:tab/>}</text:p>
      <text:p text:style-name="P6"/>
      <text:p text:style-name="P6"/>
      <text:p text:style-name="P25">getIteratorMode</text:p>
      <text:p text:style-name="P6"/>
      <text:p text:style-name="P6">Gets the mode of iteration.</text:p>
      <text:p text:style-name="P6"/>
      <text:p text:style-name="P17">/**</text:p>
      <text:p text:style-name="P28"><text:tab/> * getIteratorMode</text:p>
      <text:p text:style-name="P28"><text:tab/> *</text:p>
      <text:p text:style-name="P28"><text:tab/> * Gets the mode of iteration</text:p>
      <text:p text:style-name="P28"><text:tab/> * @return integer $mode = iteration mode</text:p>
      <text:p text:style-name="P28"><text:tab/> */</text:p>
      <text:p text:style-name="P28"><text:tab/>public function getIteratorMode()</text:p>
      <text:p text:style-name="P28"><text:tab/>{</text:p>
      <text:p text:style-name="P28"><text:tab/><text:tab/>return $this-&gt;iteratorMode;</text:p>
      <text:p text:style-name="P28"><text:tab/>}</text:p>
      <text:p text:style-name="P6"/>
      <text:p text:style-name="P11">isEmpty</text:p>
      <text:p text:style-name="P6"/>
      <text:p text:style-name="P6">Return true if the stack is empty, false if not.</text:p>
      <text:p text:style-name="P6"/>
      <text:p text:style-name="P17">/**</text:p>
      <text:p text:style-name="P28"><text:tab/> * isEmpty</text:p>
      <text:p text:style-name="P28"><text:tab/> *</text:p>
      <text:p text:style-name="P28"><text:tab/> * Return true if the stack is empty, false if not</text:p>
      <text:p text:style-name="P28"><text:tab/> * @return boolean $empty = true if stack is empty, false if not</text:p>
      <text:p text:style-name="P28"><text:tab/> */</text:p>
      <text:p text:style-name="P28"><text:tab/>public function isEmpty()</text:p>
      <text:p text:style-name="P28"><text:tab/>{</text:p>
      <text:p text:style-name="P28"><text:tab/><text:tab/>return (count($this-&gt;stack) == 0) ? true : false;</text:p>
      <text:p text:style-name="P28"><text:tab/>}</text:p>
      <text:p text:style-name="P6"/>
      <text:p text:style-name="P11">key</text:p>
      <text:p text:style-name="P6"/>
      <text:p text:style-name="P6">Returns the key of the current stack entry.</text:p>
      <text:p text:style-name="P6"/>
      <text:p text:style-name="P17">/**</text:p>
      <text:p text:style-name="P28"><text:tab/> * key.</text:p>
      <text:p text:style-name="P28"><text:tab/> *</text:p>
      <text:p text:style-name="P28"><text:tab/> * Returns the current stack key value.</text:p>
      <text:p text:style-name="P28"><text:tab/> * @return mixed $key = current stack key value.</text:p>
      <text:p text:style-name="P28"><text:tab/> */</text:p>
      <text:p text:style-name="P28"><text:tab/>public function key()</text:p>
      <text:p text:style-name="P28"><text:tab/>{</text:p>
      <text:p text:style-name="P28"><text:tab/><text:tab/>return key($this-&gt;stack);</text:p>
      <text:p text:style-name="P28"><text:tab/>}</text:p>
      <text:p text:style-name="P6"/>
      <text:p text:style-name="P11">next</text:p>
      <text:p text:style-name="P6"/>
      <text:p text:style-name="P6">Advances the key to the next element and return its' value.</text:p>
      <text:p text:style-name="P13"/>
      <text:p text:style-name="P17">/**</text:p>
      <text:p text:style-name="P28"><text:tab/> * next.</text:p>
      <text:p text:style-name="P28"><text:tab/> *</text:p>
      <text:p text:style-name="P28"><text:tab/> * advances the key to the next element and return its' value.</text:p>
      <text:p text:style-name="P28"><text:tab/> * @return mixed $next = next element in the stack.</text:p>
      <text:p text:style-name="P28"><text:tab/> */</text:p>
      <text:p text:style-name="P28"><text:tab/>public function next()</text:p>
      <text:p text:style-name="P28"><text:tab/>{</text:p>
      <text:p text:style-name="P28"><text:tab/><text:tab/>if ($this-&gt;iteratorMode &amp; \SplDoublyLinkedList::IT_MODE_DELETE)</text:p>
      <text:p text:style-name="P28"><text:tab/><text:tab/>{</text:p>
      <text:p text:style-name="P28"><text:tab/><text:tab/><text:tab/>$this-&gt;offsetUnset($this-&gt;key());</text:p>
      <text:p text:style-name="P28"><text:tab/><text:tab/><text:tab/>return $this-&gt;current();</text:p>
      <text:p text:style-name="P28"><text:tab/><text:tab/>}</text:p>
      <text:p text:style-name="P28"><text:soft-page-break/></text:p>
      <text:p text:style-name="P28"><text:tab/><text:tab/>return next($this-&gt;stack);</text:p>
      <text:p text:style-name="P28"><text:tab/>}</text:p>
      <text:p text:style-name="P20"/>
      <text:p text:style-name="P23">If<text:span text:style-name="T33"> </text:span><text:span text:style-name="T32">\SplDoublyLinkedList::IT_MODE_DELETE</text:span><text:span text:style-name="T19"> </text:span><text:span text:style-name="T35">been </text:span>set in $iteratorMode, the current key must be deleted, and $current returned.</text:p>
      <text:p text:style-name="P23"/>
      <text:p text:style-name="P23">Otherwise, the next stack item is returned.</text:p>
      <text:p text:style-name="P20"/>
      <text:p text:style-name="P11">offsetGet</text:p>
      <text:p text:style-name="P6"/>
      <text:p text:style-name="P22">Get value at the specified offset.</text:p>
      <text:p text:style-name="P21"/>
      <text:p text:style-name="P17">/**</text:p>
      <text:p text:style-name="P28"><text:tab/> * offsetGet</text:p>
      <text:p text:style-name="P28"><text:tab/> *</text:p>
      <text:p text:style-name="P28"><text:tab/> * Get value at the specified $offset</text:p>
      <text:p text:style-name="P28"><text:tab/> * @param integer $offset = offset in the stack to fetch value from</text:p>
      <text:p text:style-name="P28"><text:tab/> * @return mixed $stack[$offset]</text:p>
      <text:p text:style-name="P28"><text:tab/> */</text:p>
      <text:p text:style-name="P28"><text:tab/>public function offsetGet($offset)</text:p>
      <text:p text:style-name="P28"><text:tab/>{</text:p>
      <text:p text:style-name="P28"><text:tab/><text:tab/>return isset($this-&gt;stack[$offset]) ? $this-&gt;stack[$offset] : null;</text:p>
      <text:p text:style-name="P28"><text:tab/>}</text:p>
      <text:p text:style-name="P6"/>
      <text:p text:style-name="P11"><text:span text:style-name="T24">Returns the value at the specified </text:span><text:span text:style-name="T28">$offset</text:span><text:span text:style-name="T24">, </text:span><text:span text:style-name="T28">null</text:span><text:span text:style-name="T24"> if the </text:span><text:span text:style-name="T28">$offset</text:span><text:span text:style-name="T24"> is invalid.</text:span></text:p>
      <text:p text:style-name="P6"/>
      <text:p text:style-name="P6"/>
      <text:p text:style-name="P11">offsetExists</text:p>
      <text:p text:style-name="P6"/>
      <text:p text:style-name="P10"><text:span text:style-name="T12">Return true if a value exists at stack location </text:span><text:span text:style-name="T16">$offset</text:span><text:span text:style-name="T12">.</text:span></text:p>
      <text:p text:style-name="P6"/>
      <text:p text:style-name="P17">/**</text:p>
      <text:p text:style-name="P28"><text:tab/> * offsetExists</text:p>
      <text:p text:style-name="P28"><text:tab/> *</text:p>
      <text:p text:style-name="P28"><text:tab/> * return true if a value exists at stack location $offset</text:p>
      <text:p text:style-name="P28"><text:tab/> * @param integer $offset = offset location to check</text:p>
      <text:p text:style-name="P28"><text:tab/> * @return boolean true = exists, false = doesn't exist</text:p>
      <text:p text:style-name="P28"><text:tab/> */</text:p>
      <text:p text:style-name="P28"><text:tab/>public function offsetExists($offset)</text:p>
      <text:p text:style-name="P28"><text:tab/>{</text:p>
      <text:p text:style-name="P28"><text:tab/><text:tab/>return isset($this-&gt;stack[$offset]);</text:p>
      <text:p text:style-name="P28"><text:tab/>}</text:p>
      <text:p text:style-name="P6"/>
      <text:p text:style-name="P6"/>
      <text:p text:style-name="P11">offsetSet</text:p>
      <text:p text:style-name="P6"/>
      <text:p text:style-name="P9"><text:span text:style-name="T13">Set the stack at </text:span><text:span text:style-name="T28">$offset</text:span><text:span text:style-name="T13"> to </text:span><text:span text:style-name="T28">$value</text:span><text:span text:style-name="T13">. if </text:span><text:span text:style-name="T28">$offset</text:span><text:span text:style-name="T13"> is </text:span><text:span text:style-name="T28">null</text:span><text:span text:style-name="T13">, set next stack entry to </text:span><text:span text:style-name="T28">$value</text:span><text:span text:style-name="T13">.</text:span></text:p>
      <text:p text:style-name="P6"/>
      <text:p text:style-name="P17">/**</text:p>
      <text:p text:style-name="P28"><text:tab/> * offsetSet</text:p>
      <text:p text:style-name="P28"><text:tab/> *</text:p>
      <text:p text:style-name="P28"><text:tab/> * Set the stack at $offset to $value. </text:p>
      <text:p text:style-name="P16"><text:s/>* If $offset is null, set next stack entry to $value</text:p>
      <text:p text:style-name="P28"><text:tab/> * @param integer $offset = offset to stack location to set</text:p>
      <text:p text:style-name="P28"><text:tab/> * @param mixed $value = value to set stack at $offset to</text:p>
      <text:p text:style-name="P28"><text:tab/> * @throws \Library\Stack\Exception</text:p>
      <text:p text:style-name="P28"><text:tab/> */</text:p>
      <text:p text:style-name="P28"><text:tab/>public function offsetSet($offset, $value)</text:p>
      <text:p text:style-name="P28"><text:tab/>{</text:p>
      <text:p text:style-name="P28"><text:tab/><text:tab/>if (is_null($offset))</text:p>
      <text:p text:style-name="P28"><text:soft-page-break/><text:tab/><text:tab/>{</text:p>
      <text:p text:style-name="P28"><text:tab/><text:tab/><text:tab/>$this-&gt;stack[] = $value;</text:p>
      <text:p text:style-name="P28"><text:tab/><text:tab/>}</text:p>
      <text:p text:style-name="P28"><text:tab/><text:tab/>else</text:p>
      <text:p text:style-name="P28"><text:tab/><text:tab/>{</text:p>
      <text:p text:style-name="P28"><text:tab/><text:tab/><text:tab/>$this-&gt;stack[$offset] = $value;</text:p>
      <text:p text:style-name="P28"><text:tab/><text:tab/>}</text:p>
      <text:p text:style-name="P28"><text:tab/>}</text:p>
      <text:p text:style-name="P6"/>
      <text:p text:style-name="P6"/>
      <text:p text:style-name="P11">offsetUnset</text:p>
      <text:p text:style-name="P6"/>
      <text:p text:style-name="P9"><text:span text:style-name="T13">Unset the entry at stack location </text:span><text:span text:style-name="T28">$offset</text:span><text:span text:style-name="T13">.</text:span></text:p>
      <text:p text:style-name="P6"/>
      <text:p text:style-name="P17">/**</text:p>
      <text:p text:style-name="P28"><text:tab/> * offsetUnset</text:p>
      <text:p text:style-name="P28"><text:tab/> *</text:p>
      <text:p text:style-name="P28"><text:tab/> * Unset the entry at stack location $offset</text:p>
      <text:p text:style-name="P28"><text:tab/> * @param integer $offset = location to unset</text:p>
      <text:p text:style-name="P28"><text:tab/> * @throws \Library\Stack\Exception</text:p>
      <text:p text:style-name="P28"><text:tab/> */</text:p>
      <text:p text:style-name="P28"><text:tab/>public function offsetUnset($offset)</text:p>
      <text:p text:style-name="P28"><text:tab/>{</text:p>
      <text:p text:style-name="P28"><text:tab/><text:tab/>unset($this-&gt;stack[$offset]);</text:p>
      <text:p text:style-name="P28"><text:tab/>}</text:p>
      <text:p text:style-name="P6"/>
      <text:p text:style-name="P6"/>
      <text:p text:style-name="P11">pop</text:p>
      <text:p text:style-name="P6"/>
      <text:p text:style-name="P6">Extracts the last value in the array, decreases the array size by one and returns the element value.</text:p>
      <text:p text:style-name="P6"/>
      <text:p text:style-name="P17">/**</text:p>
      <text:p text:style-name="P28"><text:tab/> * pop</text:p>
      <text:p text:style-name="P28"><text:tab/> *</text:p>
      <text:p text:style-name="P28"><text:tab/> * Extracts the last value in the array, decreases the array size by one </text:p>
      <text:p text:style-name="P16"><text:s/>* and returns the element value</text:p>
      <text:p text:style-name="P28"><text:tab/> * @return mixed $element = the value extracted from the array</text:p>
      <text:p text:style-name="P28"><text:tab/> * @throws \Library\Stack\Exception</text:p>
      <text:p text:style-name="P28"><text:tab/> */</text:p>
      <text:p text:style-name="P28"><text:tab/>public function pop()</text:p>
      <text:p text:style-name="P28"><text:tab/>{</text:p>
      <text:p text:style-name="P28"><text:tab/><text:tab/>if (count($this-&gt;stack) == 0)</text:p>
      <text:p text:style-name="P28"><text:tab/><text:tab/>{</text:p>
      <text:p text:style-name="P28"><text:tab/><text:tab/><text:tab/>$this-&gt;throwException('EmptyStack');</text:p>
      <text:p text:style-name="P28"><text:tab/><text:tab/>}</text:p>
      <text:p text:style-name="P28"/>
      <text:p text:style-name="P28"><text:tab/><text:tab/>return array_pop($this-&gt;stack);</text:p>
      <text:p text:style-name="P28"><text:tab/>}</text:p>
      <text:p text:style-name="P6"/>
      <text:p text:style-name="P6"/>
      <text:p text:style-name="P11">prev</text:p>
      <text:p text:style-name="P6"/>
      <text:p text:style-name="P6">Rewinds the stack pointer by one element and returns current stack value.</text:p>
      <text:p text:style-name="P6"/>
      <text:p text:style-name="P17">/**</text:p>
      <text:p text:style-name="P28"><text:tab/> * prev</text:p>
      <text:p text:style-name="P28"><text:tab/> *</text:p>
      <text:p text:style-name="P28"><text:tab/> * rewinds the stack pointer by one element and returns current stack value</text:p>
      <text:p text:style-name="P28"><text:tab/> * @return mixed $value = previous element in the stack.</text:p>
      <text:p text:style-name="P28"><text:tab/> */</text:p>
      <text:p text:style-name="P28"><text:tab/>public function prev()</text:p>
      <text:p text:style-name="P28"><text:tab/>{</text:p>
      <text:p text:style-name="P28"><text:tab/><text:tab/>return prev($this-&gt;stack);</text:p>
      <text:p text:style-name="P28"><text:soft-page-break/><text:tab/>}</text:p>
      <text:p text:style-name="P6"/>
      <text:p text:style-name="P6"/>
      <text:p text:style-name="P11">push</text:p>
      <text:p text:style-name="P6"/>
      <text:p text:style-name="P6">push a new item onto the top (end) of the stack.</text:p>
      <text:p text:style-name="P6"/>
      <text:p text:style-name="P17">/**</text:p>
      <text:p text:style-name="P28"><text:tab/> * push</text:p>
      <text:p text:style-name="P28"><text:tab/> *</text:p>
      <text:p text:style-name="P28"><text:tab/> * push a new item onto the top (end) of the stack</text:p>
      <text:p text:style-name="P28"><text:tab/> * @param mixed $value = value to store on the stack</text:p>
      <text:p text:style-name="P28"><text:tab/> * @return mixed $value = value on the top of the stack</text:p>
      <text:p text:style-name="P28"><text:tab/> * @throws \Library\Stack\Exception</text:p>
      <text:p text:style-name="P28"><text:tab/> */</text:p>
      <text:p text:style-name="P28"><text:tab/>public function push($value)</text:p>
      <text:p text:style-name="P28"><text:tab/>{</text:p>
      <text:p text:style-name="P28"><text:tab/><text:tab/>array_push($this-&gt;stack, $value);</text:p>
      <text:p text:style-name="P16"><text:tab/>return end($this-&gt;stack);</text:p>
      <text:p text:style-name="P28"><text:tab/>}</text:p>
      <text:p text:style-name="P6"/>
      <text:p text:style-name="P6"/>
      <text:p text:style-name="P11">rewind</text:p>
      <text:p text:style-name="P6"/>
      <text:p text:style-name="P6">Moves the current stack pointer to the first element in the stack.</text:p>
      <text:p text:style-name="P6"/>
      <text:p text:style-name="P17">/**</text:p>
      <text:p text:style-name="P28"><text:tab/> * rewind.</text:p>
      <text:p text:style-name="P28"><text:tab/> *</text:p>
      <text:p text:style-name="P28"><text:tab/> * Moves the current stack pointer to the first element in the stack.</text:p>
      <text:p text:style-name="P28"><text:tab/> */</text:p>
      <text:p text:style-name="P28"><text:tab/>public function rewind()</text:p>
      <text:p text:style-name="P28"><text:tab/>{</text:p>
      <text:p text:style-name="P28"><text:tab/><text:tab/>reset($this-&gt;stack);</text:p>
      <text:p text:style-name="P28"><text:tab/>}</text:p>
      <text:p text:style-name="P6"/>
      <text:p text:style-name="P6"/>
      <text:p text:style-name="P11">serialize</text:p>
      <text:p text:style-name="P6"/>
      <text:p text:style-name="P6">Serialze the class for storage.</text:p>
      <text:p text:style-name="P6"/>
      <text:p text:style-name="P14">/**</text:p>
      <text:p text:style-name="P28"><text:tab/> * serialize</text:p>
      <text:p text:style-name="P28"><text:tab/> *</text:p>
      <text:p text:style-name="P28"><text:tab/> * Serialize the storage</text:p>
      <text:p text:style-name="P28"><text:tab/> * @return string $serialized = serialized storage string</text:p>
      <text:p text:style-name="P28"><text:tab/> */</text:p>
      <text:p text:style-name="P28"><text:tab/>public function serialize()</text:p>
      <text:p text:style-name="P28"><text:tab/>{</text:p>
      <text:p text:style-name="P28"><text:tab/><text:tab/>return serialize(get_object_vars($this));</text:p>
      <text:p text:style-name="P28"><text:tab/>}</text:p>
      <text:p text:style-name="P22"/>
      <text:p text:style-name="P22">The internal function <text:span text:style-name="T31">get_object_vars</text:span> is used to create an array containing the class variables and values, and is returned as a serialized string.</text:p>
      <text:p text:style-name="P22"/>
      <text:p text:style-name="P22"/>
      <text:p text:style-name="P11">setIteratorMode</text:p>
      <text:p text:style-name="P6"/>
      <text:p text:style-name="P6">Sets the mode of iteration.</text:p>
      <text:p text:style-name="P6"/>
      <text:p text:style-name="P17">/**</text:p>
      <text:p text:style-name="P28"><text:soft-page-break/><text:tab/> * setIteratorMode</text:p>
      <text:p text:style-name="P28"><text:tab/> *</text:p>
      <text:p text:style-name="P28"><text:tab/> * Sets the mode of iteration</text:p>
      <text:p text:style-name="P28"><text:tab/> * @param integer $mode = iteration mode</text:p>
      <text:p text:style-name="P28"><text:tab/> */</text:p>
      <text:p text:style-name="P28"><text:tab/>public function setIteratorMode($mode)</text:p>
      <text:p text:style-name="P28"><text:tab/>{</text:p>
      <text:p text:style-name="P29"><text:span text:style-name="T17"><text:tab/><text:tab/></text:span><text:span text:style-name="T36">if (($mode &amp; \SplDoublyLinkedList::IT_MODE_LIFO) !==</text:span></text:p>
      <text:p text:style-name="P28"><text:tab/><text:tab/><text:tab/><text:tab/>\SplDoublyLinkedList::IT_MODE_LIFO)</text:p>
      <text:p text:style-name="P28"><text:tab/><text:tab/>{</text:p>
      <text:p text:style-name="P28"><text:tab/><text:tab/><text:tab/>$this-&gt;throwException('StackInvalidMode');</text:p>
      <text:p text:style-name="P28"><text:tab/><text:tab/>}</text:p>
      <text:p text:style-name="P31"/>
      <text:p text:style-name="P28"><text:tab/><text:tab/>$this-&gt;iteratorMode = $mode;</text:p>
      <text:p text:style-name="P28"><text:tab/>}</text:p>
      <text:p text:style-name="P6"/>
      <text:p text:style-name="P6">A <text:span text:style-name="T31">Library\Stack\Exception</text:span> will be thrown if the direction of the mode is changed.</text:p>
      <text:p text:style-name="P6">Otherwise, <text:span text:style-name="T31">$iteratorMode</text:span> is set to the provided <text:span text:style-name="T31">$mode</text:span>.</text:p>
      <text:p text:style-name="P6"/>
      <text:p text:style-name="P11">shift</text:p>
      <text:p text:style-name="P6"/>
      <text:p text:style-name="P6">Remove a value from the beginning of the stack.</text:p>
      <text:p text:style-name="P6"/>
      <text:p text:style-name="P17">/**</text:p>
      <text:p text:style-name="P28"><text:tab/> * shift</text:p>
      <text:p text:style-name="P28"><text:tab/> *</text:p>
      <text:p text:style-name="P28"><text:tab/> * remove a value from the beginning of the stack</text:p>
      <text:p text:style-name="P28"><text:tab/> * @return mixed $value = value shifted off the stack</text:p>
      <text:p text:style-name="P28"><text:tab/> * @throws \Library\Stack\Exception</text:p>
      <text:p text:style-name="P28"><text:tab/> */</text:p>
      <text:p text:style-name="P28"><text:tab/>public function shift()</text:p>
      <text:p text:style-name="P28"><text:tab/>{</text:p>
      <text:p text:style-name="P28"><text:tab/><text:tab/>if (count($this-&gt;stack) == 0)</text:p>
      <text:p text:style-name="P28"><text:tab/><text:tab/>{</text:p>
      <text:p text:style-name="P28"><text:tab/><text:tab/><text:tab/>$this-&gt;throwException('EmptyStack');</text:p>
      <text:p text:style-name="P28"><text:tab/><text:tab/>}</text:p>
      <text:p text:style-name="P28"/>
      <text:p text:style-name="P28"><text:tab/><text:tab/>return array_shift($this-&gt;stack);</text:p>
      <text:p text:style-name="P28"><text:tab/>}</text:p>
      <text:p text:style-name="P6"/>
      <text:p text:style-name="P10"><text:span text:style-name="T12">A </text:span><text:span text:style-name="T30">Library\Stack\Exception</text:span><text:span text:style-name="T12"> is thrown if the stack is empty.</text:span></text:p>
      <text:p text:style-name="P6"/>
      <text:p text:style-name="P6">The value at the bottom (start) of the stack is removed and returned.</text:p>
      <text:p text:style-name="P6"/>
      <text:p text:style-name="P11">top</text:p>
      <text:p text:style-name="P6"/>
      <text:p text:style-name="P6">Returns the top of stack value, throws exception if the stack is empty.</text:p>
      <text:p text:style-name="P6"/>
      <text:p text:style-name="P17">/**</text:p>
      <text:p text:style-name="P28"><text:tab/> * top</text:p>
      <text:p text:style-name="P28"><text:tab/> *</text:p>
      <text:p text:style-name="P28"><text:tab/> * return the top of stack value, throws exception if the stack is empty</text:p>
      <text:p text:style-name="P28"><text:tab/> * @return integer $top = top of the stack value</text:p>
      <text:p text:style-name="P28"><text:tab/> * @throws \Library\Stack\Exception</text:p>
      <text:p text:style-name="P28"><text:tab/> */</text:p>
      <text:p text:style-name="P28"><text:tab/>public function top()</text:p>
      <text:p text:style-name="P28"><text:tab/>{</text:p>
      <text:p text:style-name="P28"><text:tab/><text:tab/>if (count($this-&gt;stack) == 0)</text:p>
      <text:p text:style-name="P28"><text:tab/><text:tab/>{</text:p>
      <text:p text:style-name="P28"><text:tab/><text:tab/><text:tab/>$this-&gt;throwException('EmptyStack');</text:p>
      <text:p text:style-name="P28"><text:tab/><text:tab/>}</text:p>
      <text:p text:style-name="P28"/>
      <text:p text:style-name="P28"><text:soft-page-break/><text:tab/><text:tab/>return end($this-&gt;stack);</text:p>
      <text:p text:style-name="P28"><text:tab/>}</text:p>
      <text:p text:style-name="P6"/>
      <text:p text:style-name="P10"><text:span text:style-name="T12">A </text:span><text:span text:style-name="T30">Library\Stack\Exception</text:span><text:span text:style-name="T12"> is thrown if the stack is empty.</text:span></text:p>
      <text:p text:style-name="P6"/>
      <text:p text:style-name="P6">The value at the top (end) of the stack is returned. <text:s/>The value is not removed.</text:p>
      <text:p text:style-name="P6"/>
      <text:p text:style-name="P11">unserialize</text:p>
      <text:p text:style-name="P6"/>
      <text:p text:style-name="P6">Unserialize a Library\Stack serialized string and restore the serialized values.</text:p>
      <text:p text:style-name="P6"/>
      <text:p text:style-name="P17">/**</text:p>
      <text:p text:style-name="P28"><text:tab/> * unserialize</text:p>
      <text:p text:style-name="P28"><text:tab/> *</text:p>
      <text:p text:style-name="P28"><text:tab/> * Unserialize a Library\Stack serialized string</text:p>
      <text:p text:style-name="P28"><text:tab/> */</text:p>
      <text:p text:style-name="P28"><text:tab/>public function unserialize($serialized)</text:p>
      <text:p text:style-name="P28"><text:tab/>{</text:p>
      <text:p text:style-name="P28"><text:tab/><text:tab/>foreach(unserialize($serialized) as $key =&gt; $value)</text:p>
      <text:p text:style-name="P28"><text:tab/><text:tab/>{</text:p>
      <text:p text:style-name="P28"><text:tab/><text:tab/><text:tab/>$this-&gt;{$key} = $value;</text:p>
      <text:p text:style-name="P28"><text:tab/><text:tab/>}</text:p>
      <text:p text:style-name="P28"><text:tab/>}</text:p>
      <text:p text:style-name="P6"/>
      <text:p text:style-name="P11"><text:span text:style-name="T28">$serialized</text:span><text:span text:style-name="T24"> is unserialized to an array and iterated, restoring each variable (</text:span><text:span text:style-name="T28">$key</text:span><text:span text:style-name="T24">) and </text:span><text:span text:style-name="T28">$value</text:span><text:span text:style-name="T24">.</text:span></text:p>
      <text:p text:style-name="P6"/>
      <text:p text:style-name="P6"/>
      <text:p text:style-name="P11">unshift</text:p>
      <text:p text:style-name="P6"/>
      <text:p text:style-name="P22">Add a value to the beginning of the stack.</text:p>
      <text:p text:style-name="P30"/>
      <text:p text:style-name="P17">/**</text:p>
      <text:p text:style-name="P28"><text:tab/> * unshift</text:p>
      <text:p text:style-name="P28"><text:tab/> *</text:p>
      <text:p text:style-name="P28"><text:tab/> * add a value to the beginning of the stack</text:p>
      <text:p text:style-name="P28"><text:tab/> * @param mixed $value = value to shift onto the stack</text:p>
      <text:p text:style-name="P28"><text:tab/> */</text:p>
      <text:p text:style-name="P28"><text:tab/>public function unshift($value)</text:p>
      <text:p text:style-name="P28"><text:tab/>{</text:p>
      <text:p text:style-name="P28"><text:tab/><text:tab/>array_unshift($this-&gt;stack, $value);</text:p>
      <text:p text:style-name="P28"><text:tab/>}</text:p>
      <text:p text:style-name="P6"/>
      <text:p text:style-name="P6"/>
      <text:p text:style-name="P11">valid</text:p>
      <text:p text:style-name="P6"/>
      <text:p text:style-name="P6">Returns the validity of the current stack pointer.</text:p>
      <text:p text:style-name="P6"/>
      <text:p text:style-name="P17">/**</text:p>
      <text:p text:style-name="P28"><text:tab/> * valid.</text:p>
      <text:p text:style-name="P28"><text:tab/> *</text:p>
      <text:p text:style-name="P28"><text:tab/> * Returns the validity of the current stack pointer</text:p>
      <text:p text:style-name="P28"><text:tab/> * @return boolean true = the current stack pointer is valid.</text:p>
      <text:p text:style-name="P28"><text:tab/> */</text:p>
      <text:p text:style-name="P28"><text:tab/>public function valid()</text:p>
      <text:p text:style-name="P28"><text:tab/>{</text:p>
      <text:p text:style-name="P28"><text:tab/><text:tab/>return (current($this-&gt;stack) === false) ? False : true;</text:p>
      <text:p text:style-name="P28"><text:tab/>}</text:p>
      <text:p text:style-name="P6"/>
      <text:p text:style-name="P6"/>
      <text:p text:style-name="P6"/>
      <text:p text:style-name="P25">throwException</text:p>
      <text:p text:style-name="P6"/>
      <text:p text:style-name="P6">Throw an exception based upon the error code name ($code).</text:p>
      <text:p text:style-name="P6"/>
      <text:p text:style-name="P17">/**</text:p>
      <text:p text:style-name="P28"><text:tab/> * throwException</text:p>
      <text:p text:style-name="P28"><text:tab/> *</text:p>
      <text:p text:style-name="P28"><text:tab/> * throw an exception</text:p>
      <text:p text:style-name="P28"><text:tab/> * @param string $code = exception code name to throw</text:p>
      <text:p text:style-name="P28"><text:tab/> */</text:p>
      <text:p text:style-name="P28"><text:tab/>protected function throwException($code)</text:p>
      <text:p text:style-name="P28"><text:tab/>{</text:p>
      <text:p text:style-name="P28"><text:tab/><text:tab/>throw new Stack\Exception(Error::code($code));</text:p>
      <text:p text:style-name="P28"><text:tab/>}</text:p>
      <text:p text:style-name="P6"/>
      <text:p text:style-name="P11"><text:span text:style-name="T24">The </text:span><text:span text:style-name="T28">throwException</text:span><text:span text:style-name="T24"> method expects a single, mandatory parameter:</text:span></text:p>
      <text:p text:style-name="P6"/>
      <text:p text:style-name="P41"><text:span text:style-name="T28">$code</text:span><text:span text:style-name="T24"> <text:s/>= <text:s/>a string containing the error code name</text:span></text:p>
      <text:p text:style-name="P44"/>
      <text:p text:style-name="P11"><text:span text:style-name="T28">Error::code</text:span><text:span text:style-name="T24"> is called to look-up the </text:span><text:span text:style-name="T27">error-code-name</text:span><text:span text:style-name="T24"> in </text:span><text:span text:style-name="T28">$code</text:span><text:span text:style-name="T24"> and returns an integer containing the error code, which is then used in the </text:span><text:span text:style-name="T28">$message</text:span><text:span text:style-name="T24"> parameter to </text:span><text:span text:style-name="T28">Stack\Exception::__construct</text:span><text:span text:style-name="T24">.</text:span></text:p>
      <text:p text:style-name="P6"/>
      <text:p text:style-name="P11"><text:span text:style-name="T24">Refer to the </text:span><text:span text:style-name="T28">Error Class</text:span><text:span text:style-name="T24"> and </text:span><text:span text:style-name="T28">Exception Class</text:span><text:span text:style-name="T24"> documentation for further information about the </text:span><text:span text:style-name="T28">Error::code</text:span><text:span text:style-name="T24"> and </text:span><text:span text:style-name="T28">Stack\Exception::__construct</text:span><text:span text:style-name="T24"> methods. </text:span></text:p>
      <text:p text:style-name="P6"/>
      <text:p text:style-name="P6"/>
      <text:p text:style-name="P34"/>
      <text:p text:style-name="P27">Example(s)</text:p>
      <text:p text:style-name="P26"/>
      <text:p text:style-name="P26"/>
      <text:p text:style-name="P27">Source Listing</text:p>
      <text:p text:style-name="P26"/>
      <text:p text:style-name="P26">The complete class listing for the Stack library class, as documented above.</text:p>
      <text:p text:style-name="P26"/>
      <text:p text:style-name="P26">Additional code:</text:p>
      <text:list xml:id="list2044091127" text:style-name="L2">
        <text:list-item>
          <text:p text:style-name="P46"><text:span text:style-name="T14">The namespace for the Stack class is </text:span><text:span text:style-name="T23">Library;</text:span></text:p>
        </text:list-item>
        <text:list-item>
          <text:p text:style-name="P48"><text:span text:style-name="T3">The class implements </text:span><text:span text:style-name="T4">Serializable</text:span><text:span text:style-name="T3">, </text:span><text:span text:style-name="T4">Iterator</text:span><text:span text:style-name="T3">, </text:span><text:span text:style-name="T4">Countable</text:span><text:span text:style-name="T3"> and </text:span><text:span text:style-name="T4">ArrayAccess</text:span><text:span text:style-name="T3"> interfaces;</text:span></text:p>
        </text:list-item>
        <text:list-item>
          <text:p text:style-name="P47"><text:span text:style-name="T14">A private method, </text:span><text:span text:style-name="T29">throwException</text:span><text:span text:style-name="T14">, provides a common class method for throwing a </text:span><text:span text:style-name="T15">Library\Stack\Exception</text:span><text:span text:style-name="T14"> exception.</text:span></text:p>
        </text:list-item>
      </text:list>
      <text:p text:style-name="P37"/>
      <text:list xml:id="list1027841977" text:continue-numbering="true" text:style-name="L2">
        <text:list-header>
          <text:p text:style-name="P49"/>
        </text:list-header>
      </text:list>
      <text:p text:style-name="P37"/>
      <text:p text:style-name="P37"/>
      <text:p text:style-name="P39">&lt;?php</text:p>
      <text:p text:style-name="P28">namespace Library;</text:p>
      <text:p text:style-name="P28"/>
      <text:p text:style-name="P28">/*</text:p>
      <text:p text:style-name="P28"><text:s/>* <text:tab/><text:tab/>Stack is copyright © 2012. EarthWalk Software.</text:p>
      <text:p text:style-name="P28"><text:s/>* <text:tab/><text:tab/>Licensed under the Academic Free License version 3.0</text:p>
      <text:p text:style-name="P28"><text:s/>* <text:tab/><text:tab/>Refer to the file named License.txt provided with the source, </text:p>
      <text:p text:style-name="P28"><text:s/>*<text:tab/><text:tab/><text:tab/>or from http://opensource.org/licenses/academic.php</text:p>
      <text:p text:style-name="P28"><text:s/>*/</text:p>
      <text:p text:style-name="P28">/**</text:p>
      <text:p text:style-name="P28"><text:s/>*</text:p>
      <text:p text:style-name="P28"><text:s/>* Stack.</text:p>
      <text:p text:style-name="P28"><text:s/>*</text:p>
      <text:p text:style-name="P28"><text:s/>* A class wrapper for php array operations on a stack structure.</text:p>
      <text:p text:style-name="P28"><text:s/>* @author Jay Wheeler.</text:p>
      <text:p text:style-name="P28"><text:s/>* @version 1.0</text:p>
      <text:p text:style-name="P28"><text:s/>* @copyright © 2012. EarthWalk Software.</text:p>
      <text:p text:style-name="P28"><text:s/>* @license Licensed under the Academic Free License version 3.0</text:p>
      <text:p text:style-name="P28"><text:s/>* @package Stack.</text:p>
      <text:p text:style-name="P28"><text:s/>*/</text:p>
      <text:p text:style-name="P28">class Stack implements \Serializable, \Iterator, \Countable, \ArrayAccess</text:p>
      <text:p text:style-name="P28">{</text:p>
      <text:p text:style-name="P28"><text:tab/>/**</text:p>
      <text:p text:style-name="P28"><text:tab/> * $stack</text:p>
      <text:p text:style-name="P28"><text:tab/> *</text:p>
      <text:p text:style-name="P28"><text:tab/> * array to store information</text:p>
      <text:p text:style-name="P28"><text:tab/> * @var array $stack</text:p>
      <text:p text:style-name="P28"><text:tab/> */</text:p>
      <text:p text:style-name="P28"><text:tab/>protected $stack;</text:p>
      <text:p text:style-name="P28"/>
      <text:p text:style-name="P28"><text:tab/>/**</text:p>
      <text:p text:style-name="P28"><text:tab/> * iteratorMode</text:p>
      <text:p text:style-name="P28"><text:tab/> * </text:p>
      <text:p text:style-name="P28"><text:tab/> * SplDoublyLinkedList::IT_MODE_KEEP or SplDoublyLinkedList::IT_MODE_DELETE</text:p>
      <text:p text:style-name="P28"><text:tab/> * @var $iteratorMode</text:p>
      <text:p text:style-name="P28"><text:tab/> */</text:p>
      <text:p text:style-name="P28"><text:tab/>protected $iteratorMode;</text:p>
      <text:p text:style-name="P28"/>
      <text:p text:style-name="P28"><text:tab/>/**</text:p>
      <text:p text:style-name="P28"><text:tab/> * __construct</text:p>
      <text:p text:style-name="P28"><text:tab/> *</text:p>
      <text:p text:style-name="P28"><text:tab/> * Class constructor.</text:p>
      <text:p text:style-name="P28"><text:tab/> * @return Stack class object</text:p>
      <text:p text:style-name="P28"><text:tab/> */</text:p>
      <text:p text:style-name="P28"><text:tab/>public function __construct()</text:p>
      <text:p text:style-name="P28"><text:tab/>{</text:p>
      <text:p text:style-name="P28"><text:tab/><text:tab/>$this-&gt;stack = array();</text:p>
      <text:p text:style-name="P29"><text:span text:style-name="T17"><text:tab/><text:tab/></text:span><text:span text:style-name="T36">$this-&gt;iteratorMode = \SplDoublyLinkedList::IT_MODE_LIFO |</text:span></text:p>
      <text:p text:style-name="P28"><text:tab/><text:tab/><text:tab/><text:tab/><text:tab/> <text:s/>\SplDoublyLinkedList::IT_MODE_KEEP;</text:p>
      <text:p text:style-name="P28"><text:tab/>}</text:p>
      <text:p text:style-name="P28"/>
      <text:p text:style-name="P28"><text:tab/>/**</text:p>
      <text:p text:style-name="P28"><text:tab/> * __destruct</text:p>
      <text:p text:style-name="P28"><text:tab/> *</text:p>
      <text:p text:style-name="P28"><text:tab/> * Class destructor</text:p>
      <text:p text:style-name="P28"><text:tab/> */</text:p>
      <text:p text:style-name="P28"><text:tab/>public function __destruct()</text:p>
      <text:p text:style-name="P28"><text:tab/>{</text:p>
      <text:p text:style-name="P28"><text:tab/>}</text:p>
      <text:p text:style-name="P28"/>
      <text:p text:style-name="P28"><text:tab/>/**</text:p>
      <text:p text:style-name="P28"><text:tab/> * bottom</text:p>
      <text:p text:style-name="P28"><text:tab/> *</text:p>
      <text:p text:style-name="P28"><text:tab/> * Rewind the internal array pointer and return the first item pointed to</text:p>
      <text:p text:style-name="P28"><text:tab/> * @return mixed $current = item pointed to following the rewind() operation</text:p>
      <text:p text:style-name="P28"><text:tab/> * @throws Stack\Exception</text:p>
      <text:p text:style-name="P28"><text:soft-page-break/><text:tab/> */</text:p>
      <text:p text:style-name="P28"><text:tab/>public function bottom()</text:p>
      <text:p text:style-name="P28"><text:tab/>{</text:p>
      <text:p text:style-name="P28"><text:tab/><text:tab/>if (count($this-&gt;stack) == 0)</text:p>
      <text:p text:style-name="P28"><text:tab/><text:tab/>{</text:p>
      <text:p text:style-name="P28"><text:tab/><text:tab/><text:tab/>$this-&gt;throwException('EmptyStack');</text:p>
      <text:p text:style-name="P28"><text:tab/><text:tab/>}</text:p>
      <text:p text:style-name="P28"/>
      <text:p text:style-name="P28"><text:tab/><text:tab/>$bottom = function($stack) { return array_shift($stack); };</text:p>
      <text:p text:style-name="P28"/>
      <text:p text:style-name="P28"><text:tab/><text:tab/>return $bottom($this-&gt;stack);</text:p>
      <text:p text:style-name="P28"><text:tab/>}</text:p>
      <text:p text:style-name="P28"/>
      <text:p text:style-name="P28"><text:tab/>/**</text:p>
      <text:p text:style-name="P28"><text:tab/> * count.</text:p>
      <text:p text:style-name="P28"><text:tab/> *</text:p>
      <text:p text:style-name="P28"><text:tab/> * returns the number of elements in the stack</text:p>
      <text:p text:style-name="P28"><text:tab/> * @return integer $count = number of elements in the stack</text:p>
      <text:p text:style-name="P28"><text:tab/> */</text:p>
      <text:p text:style-name="P28"><text:tab/>public function count()</text:p>
      <text:p text:style-name="P28"><text:tab/>{</text:p>
      <text:p text:style-name="P28"><text:tab/><text:tab/>return count($this-&gt;stack);</text:p>
      <text:p text:style-name="P28"><text:tab/>}</text:p>
      <text:p text:style-name="P28"/>
      <text:p text:style-name="P28"><text:tab/>/**</text:p>
      <text:p text:style-name="P28"><text:tab/> * current.</text:p>
      <text:p text:style-name="P28"><text:tab/> *</text:p>
      <text:p text:style-name="P28"><text:tab/> * Returns the current stack element.</text:p>
      <text:p text:style-name="P28"><text:tab/> * @return mixed $value = value of the next element in the stack</text:p>
      <text:p text:style-name="P28"><text:tab/> */</text:p>
      <text:p text:style-name="P28"><text:tab/>public function current()</text:p>
      <text:p text:style-name="P28"><text:tab/>{</text:p>
      <text:p text:style-name="P28"><text:tab/><text:tab/>return current($this-&gt;stack);</text:p>
      <text:p text:style-name="P28"><text:tab/>}</text:p>
      <text:p text:style-name="P28"/>
      <text:p text:style-name="P28"><text:tab/>/**</text:p>
      <text:p text:style-name="P28"><text:tab/> * getIteratorMode</text:p>
      <text:p text:style-name="P28"><text:tab/> *</text:p>
      <text:p text:style-name="P28"><text:tab/> * Gets the mode of iteration</text:p>
      <text:p text:style-name="P28"><text:tab/> * @return integer $mode = iteration mode</text:p>
      <text:p text:style-name="P28"><text:tab/> */</text:p>
      <text:p text:style-name="P28"><text:tab/>public function getIteratorMode()</text:p>
      <text:p text:style-name="P28"><text:tab/>{</text:p>
      <text:p text:style-name="P28"><text:tab/><text:tab/>return $this-&gt;iteratorMode;</text:p>
      <text:p text:style-name="P28"><text:tab/>}</text:p>
      <text:p text:style-name="P28"/>
      <text:p text:style-name="P28"><text:tab/>/**</text:p>
      <text:p text:style-name="P28"><text:tab/> * isEmpty</text:p>
      <text:p text:style-name="P28"><text:tab/> *</text:p>
      <text:p text:style-name="P28"><text:tab/> * Return true if the stack is empty, false if not</text:p>
      <text:p text:style-name="P28"><text:tab/> * @return boolean $empty = true if stack is empty, false if not</text:p>
      <text:p text:style-name="P28"><text:tab/> */</text:p>
      <text:p text:style-name="P28"><text:tab/>public function isEmpty()</text:p>
      <text:p text:style-name="P28"><text:tab/>{</text:p>
      <text:p text:style-name="P28"><text:tab/><text:tab/>return (count($this-&gt;stack) == 0) ? true : false;</text:p>
      <text:p text:style-name="P28"><text:tab/>}</text:p>
      <text:p text:style-name="P28"/>
      <text:p text:style-name="P28"><text:tab/>/**</text:p>
      <text:p text:style-name="P28"><text:tab/> * key.</text:p>
      <text:p text:style-name="P28"><text:tab/> *</text:p>
      <text:p text:style-name="P28"><text:tab/> * Returns the current stack key value.</text:p>
      <text:p text:style-name="P28"><text:tab/> * @return mixed $key = current stack key value.</text:p>
      <text:p text:style-name="P28"><text:tab/> */</text:p>
      <text:p text:style-name="P28"><text:tab/>public function key()</text:p>
      <text:p text:style-name="P28"><text:tab/>{</text:p>
      <text:p text:style-name="P28"><text:tab/><text:tab/>return key($this-&gt;stack);</text:p>
      <text:p text:style-name="P28"><text:soft-page-break/><text:tab/>}</text:p>
      <text:p text:style-name="P28"/>
      <text:p text:style-name="P28"><text:tab/>/**</text:p>
      <text:p text:style-name="P28"><text:tab/> * next.</text:p>
      <text:p text:style-name="P28"><text:tab/> *</text:p>
      <text:p text:style-name="P28"><text:tab/> * advances the key to the next element and return its' value.</text:p>
      <text:p text:style-name="P28"><text:tab/> * @return mixed $next = next element in the stack.</text:p>
      <text:p text:style-name="P28"><text:tab/> */</text:p>
      <text:p text:style-name="P28"><text:tab/>public function next()</text:p>
      <text:p text:style-name="P28"><text:tab/>{</text:p>
      <text:p text:style-name="P28"><text:tab/><text:tab/>if ($this-&gt;iteratorMode &amp; \SplDoublyLinkedList::IT_MODE_DELETE)</text:p>
      <text:p text:style-name="P28"><text:tab/><text:tab/>{</text:p>
      <text:p text:style-name="P28"><text:tab/><text:tab/><text:tab/>$this-&gt;offsetUnset($this-&gt;key());</text:p>
      <text:p text:style-name="P28"><text:tab/><text:tab/><text:tab/>$this-&gt;rewind();</text:p>
      <text:p text:style-name="P28"><text:tab/><text:tab/><text:tab/>return $this-&gt;current();</text:p>
      <text:p text:style-name="P28"><text:tab/><text:tab/>}</text:p>
      <text:p text:style-name="P28"/>
      <text:p text:style-name="P28"><text:tab/><text:tab/>return next($this-&gt;stack);</text:p>
      <text:p text:style-name="P28"><text:tab/>}</text:p>
      <text:p text:style-name="P28"/>
      <text:p text:style-name="P28"><text:tab/>/**</text:p>
      <text:p text:style-name="P28"><text:tab/> * offsetGet</text:p>
      <text:p text:style-name="P28"><text:tab/> *</text:p>
      <text:p text:style-name="P28"><text:tab/> * Get value at the specified $offset</text:p>
      <text:p text:style-name="P28"><text:tab/> * @param integer $offset = offset in the stack to fetch value from</text:p>
      <text:p text:style-name="P28"><text:tab/> * @return mixed $stack[$offset]</text:p>
      <text:p text:style-name="P28"><text:tab/> */</text:p>
      <text:p text:style-name="P28"><text:tab/>public function offsetGet($offset)</text:p>
      <text:p text:style-name="P28"><text:tab/>{</text:p>
      <text:p text:style-name="P28"><text:tab/><text:tab/>return isset($this-&gt;stack[$offset]) ? $this-&gt;stack[$offset] : null;</text:p>
      <text:p text:style-name="P28"><text:tab/>}</text:p>
      <text:p text:style-name="P28"/>
      <text:p text:style-name="P28"><text:tab/>/**</text:p>
      <text:p text:style-name="P28"><text:tab/> * offsetExists</text:p>
      <text:p text:style-name="P28"><text:tab/> *</text:p>
      <text:p text:style-name="P28"><text:tab/> * return true if a value exists at stack location $offset</text:p>
      <text:p text:style-name="P28"><text:tab/> * @param integer $offset = offset location to check</text:p>
      <text:p text:style-name="P28"><text:tab/> * @return boolean true = exists, false = doesn't exist</text:p>
      <text:p text:style-name="P28"><text:tab/> */</text:p>
      <text:p text:style-name="P28"><text:tab/>public function offsetExists($offset)</text:p>
      <text:p text:style-name="P28"><text:tab/>{</text:p>
      <text:p text:style-name="P28"><text:tab/><text:tab/>return isset($this-&gt;stack[$offset]);</text:p>
      <text:p text:style-name="P28"><text:tab/>}</text:p>
      <text:p text:style-name="P28"/>
      <text:p text:style-name="P28"><text:tab/>/**</text:p>
      <text:p text:style-name="P28"><text:tab/> * offsetSet</text:p>
      <text:p text:style-name="P28"><text:tab/> *</text:p>
      <text:p text:style-name="P28"><text:tab/> * Set the stack at $offset to $value. if $offset is null, </text:p>
      <text:p text:style-name="P16"><text:s/>* <text:s text:c="4"/>set next stack entry to $value</text:p>
      <text:p text:style-name="P28"><text:tab/> * @param integer $offset = offset to stack location to set</text:p>
      <text:p text:style-name="P28"><text:tab/> * @param mixed $value = value to set stack at $offset to</text:p>
      <text:p text:style-name="P28"><text:tab/> * @throws \Library\Stack\Exception</text:p>
      <text:p text:style-name="P28"><text:tab/> */</text:p>
      <text:p text:style-name="P28"><text:tab/>public function offsetSet($offset, $value)</text:p>
      <text:p text:style-name="P28"><text:tab/>{</text:p>
      <text:p text:style-name="P28"><text:tab/><text:tab/>if (is_null($offset))</text:p>
      <text:p text:style-name="P28"><text:tab/><text:tab/>{</text:p>
      <text:p text:style-name="P28"><text:tab/><text:tab/><text:tab/>$this-&gt;stack[] = $value;</text:p>
      <text:p text:style-name="P28"><text:tab/><text:tab/>}</text:p>
      <text:p text:style-name="P28"><text:tab/><text:tab/>else</text:p>
      <text:p text:style-name="P28"><text:tab/><text:tab/>{</text:p>
      <text:p text:style-name="P28"><text:tab/><text:tab/><text:tab/>$this-&gt;stack[$offset] = $value;</text:p>
      <text:p text:style-name="P28"><text:tab/><text:tab/>}</text:p>
      <text:p text:style-name="P28"><text:tab/>}</text:p>
      <text:p text:style-name="P28"/>
      <text:p text:style-name="P28"><text:tab/>/**</text:p>
      <text:p text:style-name="P28"><text:soft-page-break/><text:tab/> * offsetUnset</text:p>
      <text:p text:style-name="P28"><text:tab/> *</text:p>
      <text:p text:style-name="P28"><text:tab/> * Unset the entry at stack location $offset</text:p>
      <text:p text:style-name="P28"><text:tab/> * @param integer $offset = location to unset</text:p>
      <text:p text:style-name="P28"><text:tab/> * @throws \Library\Stack\Exception</text:p>
      <text:p text:style-name="P28"><text:tab/> */</text:p>
      <text:p text:style-name="P28"><text:tab/>public function offsetUnset($offset)</text:p>
      <text:p text:style-name="P28"><text:tab/>{</text:p>
      <text:p text:style-name="P28"><text:tab/><text:tab/>unset($this-&gt;stack[$offset]);</text:p>
      <text:p text:style-name="P28"><text:tab/>}</text:p>
      <text:p text:style-name="P28"/>
      <text:p text:style-name="P28"><text:tab/>/**</text:p>
      <text:p text:style-name="P28"><text:tab/> * pop</text:p>
      <text:p text:style-name="P28"><text:tab/> *</text:p>
      <text:p text:style-name="P28"><text:tab/> * Extracts the last value in the array, decreases the array size by one </text:p>
      <text:p text:style-name="P16"><text:s/>* <text:s text:c="3"/>and returns the element value</text:p>
      <text:p text:style-name="P28"><text:tab/> * @return mixed $element = the value extracted from the array</text:p>
      <text:p text:style-name="P28"><text:tab/> * @throws \Library\Stack\Exception</text:p>
      <text:p text:style-name="P28"><text:tab/> */</text:p>
      <text:p text:style-name="P28"><text:tab/>public function pop()</text:p>
      <text:p text:style-name="P28"><text:tab/>{</text:p>
      <text:p text:style-name="P28"><text:tab/><text:tab/>if (count($this-&gt;stack) == 0)</text:p>
      <text:p text:style-name="P28"><text:tab/><text:tab/>{</text:p>
      <text:p text:style-name="P28"><text:tab/><text:tab/><text:tab/>$this-&gt;throwException('EmptyStack');</text:p>
      <text:p text:style-name="P28"><text:tab/><text:tab/>}</text:p>
      <text:p text:style-name="P28"/>
      <text:p text:style-name="P28"><text:tab/><text:tab/>return array_pop($this-&gt;stack);</text:p>
      <text:p text:style-name="P28"><text:tab/>}</text:p>
      <text:p text:style-name="P28"/>
      <text:p text:style-name="P28"><text:tab/>/**</text:p>
      <text:p text:style-name="P28"><text:tab/> * prev</text:p>
      <text:p text:style-name="P28"><text:tab/> *</text:p>
      <text:p text:style-name="P28"><text:tab/> * rewinds the stack pointer by one element and returns current stack value</text:p>
      <text:p text:style-name="P28"><text:tab/> * @return mixed $value = previous element in the stack.</text:p>
      <text:p text:style-name="P28"><text:tab/> */</text:p>
      <text:p text:style-name="P28"><text:tab/>public function prev()</text:p>
      <text:p text:style-name="P28"><text:tab/>{</text:p>
      <text:p text:style-name="P28"><text:tab/><text:tab/>return prev($this-&gt;stack);</text:p>
      <text:p text:style-name="P28"><text:tab/>}</text:p>
      <text:p text:style-name="P28"/>
      <text:p text:style-name="P28"><text:tab/>/**</text:p>
      <text:p text:style-name="P28"><text:tab/> * push</text:p>
      <text:p text:style-name="P28"><text:tab/> *</text:p>
      <text:p text:style-name="P28"><text:tab/> * push a new item onto the top (end) of the stack</text:p>
      <text:p text:style-name="P28"><text:tab/> * @param mixed $value = value to store on the stack</text:p>
      <text:p text:style-name="P28"><text:tab/> * @return mixed $value = value on the top of the stack</text:p>
      <text:p text:style-name="P28"><text:tab/> * @throws \Library\Stack\Exception</text:p>
      <text:p text:style-name="P28"><text:tab/> */</text:p>
      <text:p text:style-name="P28"><text:tab/>public function push($value)</text:p>
      <text:p text:style-name="P28"><text:tab/>{</text:p>
      <text:p text:style-name="P28"><text:tab/><text:tab/>array_push($this-&gt;stack, $value);</text:p>
      <text:p text:style-name="P28"><text:tab/><text:tab/>return end($this-&gt;stack);</text:p>
      <text:p text:style-name="P28"><text:tab/>}</text:p>
      <text:p text:style-name="P28"/>
      <text:p text:style-name="P28"><text:tab/>/**</text:p>
      <text:p text:style-name="P28"><text:tab/> * rewind.</text:p>
      <text:p text:style-name="P28"><text:tab/> *</text:p>
      <text:p text:style-name="P28"><text:tab/> * Moves the current stack pointer to the first element in the stack.</text:p>
      <text:p text:style-name="P28"><text:tab/> */</text:p>
      <text:p text:style-name="P28"><text:tab/>public function rewind()</text:p>
      <text:p text:style-name="P28"><text:tab/>{</text:p>
      <text:p text:style-name="P28"><text:tab/><text:tab/>reset($this-&gt;stack);</text:p>
      <text:p text:style-name="P28"><text:tab/>}</text:p>
      <text:p text:style-name="P28"/>
      <text:p text:style-name="P29"><text:span text:style-name="T17"><text:tab/></text:span><text:span text:style-name="T36">/**</text:span></text:p>
      <text:p text:style-name="P28"><text:tab/> * serialize</text:p>
      <text:p text:style-name="P28"><text:soft-page-break/><text:tab/> *</text:p>
      <text:p text:style-name="P28"><text:tab/> * Serialize the storage</text:p>
      <text:p text:style-name="P28"><text:tab/> * @return string $serialized = serialized storage string</text:p>
      <text:p text:style-name="P28"><text:tab/> */</text:p>
      <text:p text:style-name="P28"><text:tab/>public function serialize()</text:p>
      <text:p text:style-name="P28"><text:tab/>{</text:p>
      <text:p text:style-name="P28"><text:tab/><text:tab/>return serialize(get_object_vars($this));</text:p>
      <text:p text:style-name="P28"><text:tab/>}</text:p>
      <text:p text:style-name="P28"/>
      <text:p text:style-name="P28"><text:tab/>/**</text:p>
      <text:p text:style-name="P28"><text:tab/> * setIteratorMode</text:p>
      <text:p text:style-name="P28"><text:tab/> *</text:p>
      <text:p text:style-name="P28"><text:tab/> * Sets the mode of iteration</text:p>
      <text:p text:style-name="P28"><text:tab/> * @param integer $mode = iteration mode</text:p>
      <text:p text:style-name="P28"><text:tab/> */</text:p>
      <text:p text:style-name="P28"><text:tab/>public function setIteratorMode($mode)</text:p>
      <text:p text:style-name="P28"><text:tab/>{</text:p>
      <text:p text:style-name="P40">if (($mode &amp; \SplDoublyLinkedList::IT_MODE_LIFO) !==</text:p>
      <text:p text:style-name="P40"><text:s text:c="4"/>\SplDoublyLinkedList::IT_MODE_LIFO)</text:p>
      <text:p text:style-name="P32"><text:tab/><text:span text:style-name="T20"><text:tab/>{</text:span></text:p>
      <text:p text:style-name="P28"><text:tab/><text:tab/><text:tab/>$this-&gt;throwException('StackInvalidMode');</text:p>
      <text:p text:style-name="P28"><text:tab/><text:tab/>}</text:p>
      <text:p text:style-name="P28"/>
      <text:p text:style-name="P28"><text:tab/><text:tab/>$this-&gt;iteratorMode = $mode;</text:p>
      <text:p text:style-name="P28"><text:tab/>}</text:p>
      <text:p text:style-name="P28"/>
      <text:p text:style-name="P28"><text:tab/>/**</text:p>
      <text:p text:style-name="P28"><text:tab/> * shift</text:p>
      <text:p text:style-name="P28"><text:tab/> *</text:p>
      <text:p text:style-name="P28"><text:tab/> * remove a value from the beginning of the stack</text:p>
      <text:p text:style-name="P28"><text:tab/> * @return mixed $value = value shifted off the stack</text:p>
      <text:p text:style-name="P28"><text:tab/> * @throws \Library\Stack\Exception</text:p>
      <text:p text:style-name="P28"><text:tab/> */</text:p>
      <text:p text:style-name="P28"><text:tab/>public function shift()</text:p>
      <text:p text:style-name="P28"><text:tab/>{</text:p>
      <text:p text:style-name="P28"><text:tab/><text:tab/>if (count($this-&gt;stack) == 0)</text:p>
      <text:p text:style-name="P28"><text:tab/><text:tab/>{</text:p>
      <text:p text:style-name="P28"><text:tab/><text:tab/><text:tab/>$this-&gt;throwException('EmptyStack');</text:p>
      <text:p text:style-name="P28"><text:tab/><text:tab/>}</text:p>
      <text:p text:style-name="P28"/>
      <text:p text:style-name="P28"><text:tab/><text:tab/>return array_shift($this-&gt;stack);</text:p>
      <text:p text:style-name="P28"><text:tab/>}</text:p>
      <text:p text:style-name="P28"/>
      <text:p text:style-name="P28"><text:tab/>/**</text:p>
      <text:p text:style-name="P28"><text:tab/> * top</text:p>
      <text:p text:style-name="P28"><text:tab/> *</text:p>
      <text:p text:style-name="P28"><text:tab/> * return the top of stack value, throws exception if the stack is empty</text:p>
      <text:p text:style-name="P28"><text:tab/> * @return integer $top = top of the stack value</text:p>
      <text:p text:style-name="P28"><text:tab/> * @throws \Library\Stack\Exception</text:p>
      <text:p text:style-name="P28"><text:tab/> */</text:p>
      <text:p text:style-name="P28"><text:tab/>public function top()</text:p>
      <text:p text:style-name="P28"><text:tab/>{</text:p>
      <text:p text:style-name="P28"><text:tab/><text:tab/>if (count($this-&gt;stack) == 0)</text:p>
      <text:p text:style-name="P28"><text:tab/><text:tab/>{</text:p>
      <text:p text:style-name="P28"><text:tab/><text:tab/><text:tab/>$this-&gt;throwException('EmptyStack');</text:p>
      <text:p text:style-name="P28"><text:tab/><text:tab/>}</text:p>
      <text:p text:style-name="P28"/>
      <text:p text:style-name="P28"><text:tab/><text:tab/>return end($this-&gt;stack);</text:p>
      <text:p text:style-name="P28"><text:tab/>}</text:p>
      <text:p text:style-name="P28"/>
      <text:p text:style-name="P28"><text:tab/>/**</text:p>
      <text:p text:style-name="P28"><text:tab/> * unserialize</text:p>
      <text:p text:style-name="P28"><text:tab/> *</text:p>
      <text:p text:style-name="P28"><text:tab/> * Unserialize a Library\Stack serialized string</text:p>
      <text:p text:style-name="P28"><text:tab/> */</text:p>
      <text:p text:style-name="P28"><text:tab/>public function unserialize($serialized)</text:p>
      <text:p text:style-name="P28"><text:soft-page-break/><text:tab/>{</text:p>
      <text:p text:style-name="P28"><text:tab/><text:tab/>foreach(unserialize($serialized) as $key =&gt; $value)</text:p>
      <text:p text:style-name="P28"><text:tab/><text:tab/>{</text:p>
      <text:p text:style-name="P28"><text:tab/><text:tab/><text:tab/>$this-&gt;{$key} = $value;</text:p>
      <text:p text:style-name="P28"><text:tab/><text:tab/>}</text:p>
      <text:p text:style-name="P28"><text:tab/>}</text:p>
      <text:p text:style-name="P28"/>
      <text:p text:style-name="P28"><text:tab/>/**</text:p>
      <text:p text:style-name="P28"><text:tab/> * unshift</text:p>
      <text:p text:style-name="P28"><text:tab/> *</text:p>
      <text:p text:style-name="P28"><text:tab/> * add a value to the beginning of the stack</text:p>
      <text:p text:style-name="P28"><text:tab/> * @param mixed $value = value to shift onto the stack</text:p>
      <text:p text:style-name="P28"><text:tab/> * @throws \Library\Stack\Exception</text:p>
      <text:p text:style-name="P28"><text:tab/> */</text:p>
      <text:p text:style-name="P28"><text:tab/>public function unshift($value)</text:p>
      <text:p text:style-name="P28"><text:tab/>{</text:p>
      <text:p text:style-name="P28"><text:tab/><text:tab/>array_unshift($this-&gt;stack, $value);</text:p>
      <text:p text:style-name="P28"><text:tab/>}</text:p>
      <text:p text:style-name="P28"/>
      <text:p text:style-name="P28"><text:tab/>/**</text:p>
      <text:p text:style-name="P28"><text:tab/> * valid.</text:p>
      <text:p text:style-name="P28"><text:tab/> *</text:p>
      <text:p text:style-name="P28"><text:tab/> * Returns the validity of the current stack pointer</text:p>
      <text:p text:style-name="P28"><text:tab/> * @return boolean true = the current stack pointer is valid.</text:p>
      <text:p text:style-name="P28"><text:tab/> */</text:p>
      <text:p text:style-name="P28"><text:tab/>public function valid()</text:p>
      <text:p text:style-name="P28"><text:tab/>{</text:p>
      <text:p text:style-name="P28"><text:tab/><text:tab/>return (current($this-&gt;stack) === false) ? False : true;</text:p>
      <text:p text:style-name="P28"><text:tab/>}</text:p>
      <text:p text:style-name="P28"/>
      <text:p text:style-name="P28"><text:tab/>/**</text:p>
      <text:p text:style-name="P28"><text:tab/> * __toString</text:p>
      <text:p text:style-name="P28"><text:tab/> *</text:p>
      <text:p text:style-name="P28"><text:tab/> * Output the stack as a printable string</text:p>
      <text:p text:style-name="P28"><text:tab/> * @return string $buffer = printable string</text:p>
      <text:p text:style-name="P28"><text:tab/> */</text:p>
      <text:p text:style-name="P28"><text:tab/>public function __toString()</text:p>
      <text:p text:style-name="P28"><text:tab/>{</text:p>
      <text:p text:style-name="P28"><text:tab/> <text:s text:c="3"/>return PrintU\FormatArray::format($this-&gt;stack, 'Stack contents', false, false);</text:p>
      <text:p text:style-name="P28"><text:tab/>}</text:p>
      <text:p text:style-name="P28"/>
      <text:p text:style-name="P28"><text:tab/>/**</text:p>
      <text:p text:style-name="P28"><text:tab/> * throwException</text:p>
      <text:p text:style-name="P28"><text:tab/> *</text:p>
      <text:p text:style-name="P28"><text:tab/> * throw an exception</text:p>
      <text:p text:style-name="P28"><text:tab/> * @param string $code = exception code name to throw</text:p>
      <text:p text:style-name="P28"><text:tab/> */</text:p>
      <text:p text:style-name="P28"><text:tab/>protected function throwException($code)</text:p>
      <text:p text:style-name="P28"><text:tab/>{</text:p>
      <text:p text:style-name="P28"><text:tab/><text:tab/>throw new Stack\Exception(Error::code($code));</text:p>
      <text:p text:style-name="P28"><text:tab/>}</text:p>
      <text:p text:style-name="P28"/>
      <text:p text:style-name="P28">}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0000ff"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7T12:00:20</dc:date>
    <dc:creator>Jay </dc:creator>
    <meta:editing-duration>PT26H58M12S</meta:editing-duration>
    <meta:editing-cycles>51</meta:editing-cycles>
    <meta:generator>OpenOffice.org/3.2$Linux OpenOffice.org_project/320m12$Build-9483</meta:generator>
    <meta:document-statistic meta:table-count="0" meta:image-count="0" meta:object-count="0" meta:page-count="15" meta:paragraph-count="727" meta:word-count="2643" meta:character-count="17574"/>
  </office:meta>
</office:document-meta>
</file>